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Science fiction/military/espionage</text:p>
      <text:p text:style-name="Standard"/>
      <text:p text:style-name="Standard"><text:tab/>This story take place in a futuristic interstellar utopia, with only </text:p>
      <text:p text:style-name="Standard">local, planet-side pockets of bad guys, due to a monopoly on FTL travel by the </text:p>
      <text:p text:style-name="Standard">good guys. </text:p>
      <text:p text:style-name="Standard"/>
      <text:p text:style-name="Standard"><text:tab/>The protagonist is a strong, well-developed female character. Perhaps </text:p>
      <text:p text:style-name="Standard">the support characters could stand a little more development. The antagonists </text:p>
      <text:p text:style-name="Standard">were a bit thin on development. </text:p>
      <text:p text:style-name="Standard"/>
      <text:p text:style-name="Standard"><text:tab/>Jane, the heroine, finds the bad guys and after a couple of narrow </text:p>
      <text:p text:style-name="Standard">escapes, gets captured by them (they do not manage to hold on to her for very </text:p>
      <text:p text:style-name="Standard">long!) I was a bit disappointed that the romantic interest did not pan out.</text:p>
      <text:p text:style-name="Standard"/>
      <text:p text:style-name="Standard"><text:s/><text:tab/>I liked this book. The beginning is very good, sucks you right in. It moves along, it does not dawdle. I would have read it in one sitting, except my tablet powered down and needed to charge! Anyone who enjoys science fiction should enjoy this book.</text:p>
      <text:p text:style-name="Standard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y Tayek</meta:initial-creator>
    <meta:creation-date>2016-04-21T01:36:48.03</meta:creation-date>
    <meta:document-statistic meta:table-count="0" meta:image-count="0" meta:object-count="0" meta:page-count="1" meta:paragraph-count="12" meta:word-count="145" meta:character-count="850"/>
    <dc:date>2016-04-21T01:40:57</dc:date>
    <dc:creator>Ray Tayek</dc:creator>
    <meta:editing-duration>PT4M10S</meta:editing-duration>
    <meta:editing-cycles>1</meta:editing-cycles>
    <meta:generator>OpenOffice/4.0.0$Win32 OpenOffice.org_project/400m3$Build-9702</meta:generator>
  </office:meta>
</office:document-meta>
</file>